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5edae" officeooo:paragraph-rsid="0005edae"/>
    </style:style>
    <style:style style:name="P2" style:family="paragraph" style:parent-style-name="Standard">
      <style:text-properties officeooo:rsid="0005edae" officeooo:paragraph-rsid="0005edae"/>
    </style:style>
    <style:style style:name="P3" style:family="paragraph" style:parent-style-name="Standard">
      <style:text-properties fo:font-size="14pt" officeooo:rsid="001414ce" officeooo:paragraph-rsid="001414ce" style:font-size-asian="14pt" style:font-size-complex="14pt"/>
    </style:style>
    <style:style style:name="P4" style:family="paragraph" style:parent-style-name="Standard">
      <style:text-properties fo:font-size="22pt" officeooo:rsid="0005edae" officeooo:paragraph-rsid="000e38a7" style:font-size-asian="19.25pt" style:font-size-complex="22pt"/>
    </style:style>
    <style:style style:name="P5" style:family="paragraph" style:parent-style-name="Standard">
      <style:text-properties fo:font-size="22pt" officeooo:rsid="0005edae" officeooo:paragraph-rsid="00101fdb" style:font-size-asian="19.25pt" style:font-size-complex="22pt"/>
    </style:style>
    <style:style style:name="P6" style:family="paragraph" style:parent-style-name="Standard">
      <style:text-properties fo:font-size="20pt" officeooo:rsid="0005edae" officeooo:paragraph-rsid="000e38a7" style:font-size-asian="20pt" style:font-size-complex="20pt"/>
    </style:style>
    <style:style style:name="P7" style:family="paragraph" style:parent-style-name="Standard">
      <style:text-properties fo:font-size="20pt" officeooo:rsid="00101fdb" officeooo:paragraph-rsid="00101fdb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5edae" officeooo:paragraph-rsid="000e38a7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6pt" officeooo:rsid="0005edae" officeooo:paragraph-rsid="001029fa" style:font-size-asian="16pt" style:font-size-complex="16pt"/>
    </style:style>
    <style:style style:name="P10" style:family="paragraph" style:parent-style-name="Standard">
      <style:text-properties fo:font-size="16pt" officeooo:rsid="0005edae" officeooo:paragraph-rsid="001287a5" style:font-size-asian="16pt" style:font-size-complex="16pt"/>
    </style:style>
    <style:style style:name="P11" style:family="paragraph" style:parent-style-name="Standard">
      <style:text-properties officeooo:rsid="001414ce" officeooo:paragraph-rsid="001414ce"/>
    </style:style>
    <style:style style:name="P12" style:family="paragraph" style:parent-style-name="Standard">
      <style:paragraph-properties fo:text-align="center" style:justify-single-word="false"/>
      <style:text-properties fo:font-size="18pt" officeooo:rsid="0005edae" officeooo:paragraph-rsid="001029fa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101fdb" officeooo:paragraph-rsid="001029fa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01fdb" officeooo:paragraph-rsid="000e38a7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officeooo:rsid="00101fdb" officeooo:paragraph-rsid="000e38a7" style:font-size-asian="16pt" style:font-size-complex="16pt"/>
    </style:style>
    <style:style style:name="P16" style:family="paragraph" style:parent-style-name="Standard">
      <style:text-properties fo:font-size="16pt" officeooo:rsid="00101fdb" officeooo:paragraph-rsid="000e38a7" style:font-size-asian="16pt" style:font-size-complex="16pt"/>
    </style:style>
    <style:style style:name="P17" style:family="paragraph" style:parent-style-name="Standard">
      <style:text-properties fo:font-size="16pt" officeooo:rsid="00101fdb" officeooo:paragraph-rsid="001287a5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1414ce" officeooo:paragraph-rsid="0005edae" style:font-size-asian="14pt" style:font-size-complex="14pt"/>
    </style:style>
    <style:style style:name="P19" style:family="paragraph" style:parent-style-name="Standard">
      <style:text-properties fo:font-size="14pt" officeooo:rsid="000a113a" officeooo:paragraph-rsid="001bc83e" style:font-size-asian="14pt" style:font-size-complex="14pt"/>
    </style:style>
    <style:style style:name="P20" style:family="paragraph" style:parent-style-name="Standard">
      <style:text-properties fo:font-size="14pt" officeooo:rsid="000c61a5" officeooo:paragraph-rsid="000a36ff" style:font-size-asian="14pt" style:font-size-complex="14pt"/>
    </style:style>
    <style:style style:name="P21" style:family="paragraph" style:parent-style-name="Standard">
      <style:text-properties officeooo:rsid="001414ce" officeooo:paragraph-rsid="001414ce"/>
    </style:style>
    <style:style style:name="P22" style:family="paragraph" style:parent-style-name="Standard">
      <style:text-properties officeooo:rsid="0005edae" officeooo:paragraph-rsid="00296dfe"/>
    </style:style>
    <style:style style:name="P23" style:family="paragraph" style:parent-style-name="Standard">
      <style:text-properties fo:font-size="15pt" fo:font-weight="bold" officeooo:rsid="000a113a" officeooo:paragraph-rsid="000a113a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0a113a" officeooo:paragraph-rsid="001ac833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0a113a" officeooo:paragraph-rsid="00213a65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0742bb" officeooo:paragraph-rsid="000742bb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officeooo:rsid="000a113a" officeooo:paragraph-rsid="000a113a" style:font-size-asian="15pt" style:font-size-complex="15pt"/>
    </style:style>
    <style:style style:name="P28" style:family="paragraph" style:parent-style-name="Standard">
      <style:text-properties fo:font-size="15pt" officeooo:rsid="000a113a" officeooo:paragraph-rsid="00259c96" style:font-size-asian="15pt" style:font-size-complex="15pt"/>
    </style:style>
    <style:style style:name="P29" style:family="paragraph" style:parent-style-name="Standard">
      <style:text-properties officeooo:rsid="000742bb" officeooo:paragraph-rsid="000742bb"/>
    </style:style>
    <style:style style:name="P30" style:family="paragraph" style:parent-style-name="Standard">
      <style:text-properties officeooo:rsid="000742bb" officeooo:paragraph-rsid="00296dfe"/>
    </style:style>
    <style:style style:name="P31" style:family="paragraph" style:parent-style-name="Standard">
      <style:text-properties officeooo:rsid="000742bb" officeooo:paragraph-rsid="0029f4ae"/>
    </style:style>
    <style:style style:name="P32" style:family="paragraph" style:parent-style-name="Standard">
      <style:text-properties officeooo:paragraph-rsid="002ad571"/>
    </style:style>
    <style:style style:name="P33" style:family="paragraph" style:parent-style-name="Standard">
      <style:text-properties fo:font-size="12pt" officeooo:rsid="000a113a" officeooo:paragraph-rsid="002b69c9" style:font-size-asian="12pt" style:font-size-complex="12pt"/>
    </style:style>
    <style:style style:name="P34" style:family="paragraph" style:parent-style-name="Standard">
      <style:text-properties fo:font-size="12pt" officeooo:rsid="000a113a" officeooo:paragraph-rsid="0021f1bd" style:font-size-asian="12pt" style:font-size-complex="12pt"/>
    </style:style>
    <style:style style:name="P35" style:family="paragraph" style:parent-style-name="Standard">
      <style:text-properties fo:font-size="12pt" officeooo:rsid="000a113a" officeooo:paragraph-rsid="0023049d" style:font-size-asian="12pt" style:font-size-complex="12pt"/>
    </style:style>
    <style:style style:name="P36" style:family="paragraph" style:parent-style-name="Standard">
      <style:text-properties fo:font-size="12pt" officeooo:rsid="000a113a" officeooo:paragraph-rsid="003348ee" style:font-size-asian="10.5pt" style:font-size-complex="12pt"/>
    </style:style>
    <style:style style:name="P37" style:family="paragraph" style:parent-style-name="Standard">
      <style:text-properties fo:font-size="12pt" officeooo:rsid="000a113a" officeooo:paragraph-rsid="0034b9d5" style:font-size-asian="10.5pt" style:font-size-complex="12pt"/>
    </style:style>
    <style:style style:name="P38" style:family="paragraph" style:parent-style-name="Standard">
      <style:text-properties fo:font-size="12pt" officeooo:rsid="000a113a" officeooo:paragraph-rsid="003a11bb" style:font-size-asian="10.5pt" style:font-size-complex="12pt"/>
    </style:style>
    <style:style style:name="P39" style:family="paragraph" style:parent-style-name="Standard">
      <style:text-properties fo:font-size="12pt" officeooo:rsid="000a113a" officeooo:paragraph-rsid="003d31ab" style:font-size-asian="10.5pt" style:font-size-complex="12pt"/>
    </style:style>
    <style:style style:name="P40" style:family="paragraph" style:parent-style-name="Standard">
      <style:text-properties fo:font-size="12pt" officeooo:rsid="000a113a" officeooo:paragraph-rsid="0042b2de" style:font-size-asian="10.5pt" style:font-size-complex="12pt"/>
    </style:style>
    <style:style style:name="P41" style:family="paragraph" style:parent-style-name="Standard">
      <style:text-properties fo:font-size="12pt" officeooo:rsid="000a113a" officeooo:paragraph-rsid="0043ff95" style:font-size-asian="10.5pt" style:font-size-complex="12pt"/>
    </style:style>
    <style:style style:name="P42" style:family="paragraph" style:parent-style-name="Standard">
      <style:text-properties fo:font-size="12pt" officeooo:rsid="000a113a" officeooo:paragraph-rsid="004acf11" style:font-size-asian="10.5pt" style:font-size-complex="12pt"/>
    </style:style>
    <style:style style:name="P43" style:family="paragraph" style:parent-style-name="Standard">
      <style:text-properties fo:font-size="12pt" officeooo:rsid="000a113a" officeooo:paragraph-rsid="0052c958" style:font-size-asian="10.5pt" style:font-size-complex="12pt"/>
    </style:style>
    <style:style style:name="P44" style:family="paragraph" style:parent-style-name="Standard">
      <style:text-properties fo:font-size="12pt" fo:font-weight="bold" officeooo:rsid="000a113a" officeooo:paragraph-rsid="0040fe9f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normal" officeooo:rsid="000a113a" officeooo:paragraph-rsid="004acf11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0a113a" officeooo:paragraph-rsid="005137b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0a113a" officeooo:paragraph-rsid="00478b01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0a113a" officeooo:paragraph-rsid="0046edaf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0a113a" officeooo:paragraph-rsid="001bc83e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paragraph-rsid="001a4a88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1pt" officeooo:rsid="000a113a" officeooo:paragraph-rsid="003a11bb" style:font-size-asian="11pt" style:font-size-complex="11pt"/>
    </style:style>
    <style:style style:name="P52" style:family="paragraph" style:parent-style-name="Standard">
      <style:text-properties fo:font-size="11pt" officeooo:rsid="000a113a" officeooo:paragraph-rsid="003460f3" style:font-size-asian="11pt" style:font-size-complex="11pt"/>
    </style:style>
    <style:style style:name="P53" style:family="paragraph" style:parent-style-name="Standard">
      <style:text-properties fo:font-size="11pt" officeooo:rsid="000a113a" officeooo:paragraph-rsid="003348ee" style:font-size-asian="11pt" style:font-size-complex="11pt"/>
    </style:style>
    <style:style style:name="P54" style:family="paragraph" style:parent-style-name="Standard">
      <style:text-properties fo:font-size="11pt" officeooo:rsid="000a113a" officeooo:paragraph-rsid="0034b9d5" style:font-size-asian="11pt" style:font-size-complex="11pt"/>
    </style:style>
    <style:style style:name="T1" style:family="text">
      <style:text-properties officeooo:rsid="000a113a"/>
    </style:style>
    <style:style style:name="T2" style:family="text">
      <style:text-properties fo:font-weight="bold" officeooo:rsid="003460f3" style:font-weight-asian="bold" style:font-weight-complex="bold"/>
    </style:style>
    <style:style style:name="T3" style:family="text">
      <style:text-properties fo:font-weight="bold" officeooo:rsid="0034b9d5" style:font-weight-asian="bold" style:font-weight-complex="bold"/>
    </style:style>
    <style:style style:name="T4" style:family="text">
      <style:text-properties fo:font-weight="bold" officeooo:rsid="003682da" style:font-weight-asian="bold" style:font-weight-complex="bold"/>
    </style:style>
    <style:style style:name="T5" style:family="text">
      <style:text-properties fo:font-weight="bold" officeooo:rsid="003a11bb" style:font-weight-asian="bold" style:font-weight-complex="bold"/>
    </style:style>
    <style:style style:name="T6" style:family="text">
      <style:text-properties fo:font-weight="bold" officeooo:rsid="0044ca19" style:font-weight-asian="bold" style:font-weight-complex="bold"/>
    </style:style>
    <style:style style:name="T7" style:family="text">
      <style:text-properties officeooo:rsid="000a36ff"/>
    </style:style>
    <style:style style:name="T8" style:family="text">
      <style:text-properties officeooo:rsid="00101fdb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64340"/>
    </style:style>
    <style:style style:name="T11" style:family="text">
      <style:text-properties officeooo:rsid="001a4a88"/>
    </style:style>
    <style:style style:name="T12" style:family="text">
      <style:text-properties officeooo:rsid="001ac833"/>
    </style:style>
    <style:style style:name="T13" style:family="text">
      <style:text-properties officeooo:rsid="001d105b"/>
    </style:style>
    <style:style style:name="T14" style:family="text">
      <style:text-properties officeooo:rsid="001e7215"/>
    </style:style>
    <style:style style:name="T15" style:family="text">
      <style:text-properties officeooo:rsid="00213a65"/>
    </style:style>
    <style:style style:name="T16" style:family="text">
      <style:text-properties officeooo:rsid="0021f1bd"/>
    </style:style>
    <style:style style:name="T17" style:family="text">
      <style:text-properties officeooo:rsid="0023049d"/>
    </style:style>
    <style:style style:name="T18" style:family="text">
      <style:text-properties officeooo:rsid="0023de73"/>
    </style:style>
    <style:style style:name="T19" style:family="text">
      <style:text-properties officeooo:rsid="00259c96"/>
    </style:style>
    <style:style style:name="T20" style:family="text">
      <style:text-properties officeooo:rsid="002778dc"/>
    </style:style>
    <style:style style:name="T21" style:family="text">
      <style:text-properties officeooo:rsid="00296dfe"/>
    </style:style>
    <style:style style:name="T22" style:family="text">
      <style:text-properties officeooo:rsid="0029f4ae"/>
    </style:style>
    <style:style style:name="T23" style:family="text">
      <style:text-properties officeooo:rsid="002b69c9"/>
    </style:style>
    <style:style style:name="T24" style:family="text">
      <style:text-properties officeooo:rsid="002c2cb8"/>
    </style:style>
    <style:style style:name="T25" style:family="text">
      <style:text-properties officeooo:rsid="002fedf2"/>
    </style:style>
    <style:style style:name="T26" style:family="text">
      <style:text-properties officeooo:rsid="0030eeca"/>
    </style:style>
    <style:style style:name="T27" style:family="text">
      <style:text-properties officeooo:rsid="0032e8a1"/>
    </style:style>
    <style:style style:name="T28" style:family="text">
      <style:text-properties officeooo:rsid="003348ee"/>
    </style:style>
    <style:style style:name="T29" style:family="text">
      <style:text-properties officeooo:rsid="003460f3"/>
    </style:style>
    <style:style style:name="T30" style:family="text">
      <style:text-properties officeooo:rsid="0034b9d5"/>
    </style:style>
    <style:style style:name="T31" style:family="text">
      <style:text-properties officeooo:rsid="003682da"/>
    </style:style>
    <style:style style:name="T32" style:family="text">
      <style:text-properties officeooo:rsid="00397769"/>
    </style:style>
    <style:style style:name="T33" style:family="text">
      <style:text-properties officeooo:rsid="003a11bb"/>
    </style:style>
    <style:style style:name="T34" style:family="text">
      <style:text-properties officeooo:rsid="003ae1ca"/>
    </style:style>
    <style:style style:name="T35" style:family="text">
      <style:text-properties officeooo:rsid="003b8392"/>
    </style:style>
    <style:style style:name="T36" style:family="text">
      <style:text-properties fo:font-weight="normal" officeooo:rsid="0034b9d5" style:font-weight-asian="normal" style:font-weight-complex="normal"/>
    </style:style>
    <style:style style:name="T37" style:family="text">
      <style:text-properties fo:font-weight="normal" officeooo:rsid="003b8392" style:font-weight-asian="normal" style:font-weight-complex="normal"/>
    </style:style>
    <style:style style:name="T38" style:family="text">
      <style:text-properties officeooo:rsid="003cc1ed"/>
    </style:style>
    <style:style style:name="T39" style:family="text">
      <style:text-properties officeooo:rsid="003d31ab"/>
    </style:style>
    <style:style style:name="T40" style:family="text">
      <style:text-properties officeooo:rsid="0040fe9f"/>
    </style:style>
    <style:style style:name="T41" style:family="text">
      <style:text-properties officeooo:rsid="0042b2de"/>
    </style:style>
    <style:style style:name="T42" style:family="text">
      <style:text-properties officeooo:rsid="0043ff95"/>
    </style:style>
    <style:style style:name="T43" style:family="text">
      <style:text-properties officeooo:rsid="0044ca19"/>
    </style:style>
    <style:style style:name="T44" style:family="text">
      <style:text-properties officeooo:rsid="0046edaf"/>
    </style:style>
    <style:style style:name="T45" style:family="text">
      <style:text-properties officeooo:rsid="00478b01"/>
    </style:style>
    <style:style style:name="T46" style:family="text">
      <style:text-properties officeooo:rsid="004970f5"/>
    </style:style>
    <style:style style:name="T47" style:family="text">
      <style:text-properties officeooo:rsid="004acf11"/>
    </style:style>
    <style:style style:name="T48" style:family="text">
      <style:text-properties officeooo:rsid="004b6e78"/>
    </style:style>
    <style:style style:name="T49" style:family="text">
      <style:text-properties officeooo:rsid="004d28c0"/>
    </style:style>
    <style:style style:name="T50" style:family="text">
      <style:text-properties officeooo:rsid="004e6b23"/>
    </style:style>
    <style:style style:name="T51" style:family="text">
      <style:text-properties officeooo:rsid="00503836"/>
    </style:style>
    <style:style style:name="T52" style:family="text">
      <style:text-properties officeooo:rsid="005054d7"/>
    </style:style>
    <style:style style:name="T53" style:family="text">
      <style:text-properties officeooo:rsid="005137be"/>
    </style:style>
    <style:style style:name="T54" style:family="text">
      <style:text-properties officeooo:rsid="00526969"/>
    </style:style>
    <style:style style:name="T55" style:family="text">
      <style:text-properties officeooo:rsid="00527854"/>
    </style:style>
    <style:style style:name="T56" style:family="text">
      <style:text-properties officeooo:rsid="0052c958"/>
    </style:style>
    <style:style style:name="T57" style:family="text">
      <style:text-properties officeooo:rsid="00552146"/>
    </style:style>
    <style:style style:name="T58" style:family="text">
      <style:text-properties officeooo:rsid="00553457"/>
    </style:style>
    <style:style style:name="T59" style:family="text">
      <style:text-properties officeooo:rsid="0055481f"/>
    </style:style>
    <style:style style:name="T60" style:family="text">
      <style:text-properties officeooo:rsid="0056c6d8"/>
    </style:style>
    <style:style style:name="T61" style:family="text">
      <style:text-properties officeooo:rsid="0057e152"/>
    </style:style>
    <style:style style:name="T62" style:family="text">
      <style:text-properties officeooo:rsid="005951d1"/>
    </style:style>
    <style:style style:name="T63" style:family="text">
      <style:text-properties officeooo:rsid="005aab8c"/>
    </style:style>
    <style:style style:name="T64" style:family="text">
      <style:text-properties officeooo:rsid="005c12de"/>
    </style:style>
    <style:style style:name="T65" style:family="text">
      <style:text-properties officeooo:rsid="005ded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LNIAUS UNIVERSITETAS</text:p>
      <text:p text:style-name="P12">MATEMATIKOS IR INFORMATIKOS FAKULTETAS</text:p>
      <text:p text:style-name="P13"><text:bookmark text:name="parent-fieldname-title"/>MATEMATINĖS INFORMATIKOS KATEDRA</text:p>
      <text:p text:style-name="P5"/>
      <text:p text:style-name="P4"/>
      <text:p text:style-name="P14">DNR procesyvumo fakrorių veiksniai</text:p>
      <text:p text:style-name="P14">DNA procesivity factors</text:p>
      <text:p text:style-name="P8"/>
      <text:p text:style-name="P15">Kursinis darbas</text:p>
      <text:p text:style-name="P4"/>
      <text:p text:style-name="P4"/>
      <text:p text:style-name="P16"/>
      <text:p text:style-name="P10"><text:tab/>Atliko: 3 kurso <text:span text:style-name="T8">bioinformatikos </text:span>studentas </text:p>
      <text:p text:style-name="P17"><text:tab/><text:tab/><text:tab/><text:tab/><text:tab/><text:tab/>Lukas Tutkus</text:p>
      <text:p text:style-name="P9"><text:tab/><text:tab/></text:p>
      <text:p text:style-name="P9"><text:tab/>Darbo vadovas: <text:tab/> <text:s text:c="3"/>dr. <text:span text:style-name="T8">Darius Kazlauskas</text:span></text:p>
      <text:p text:style-name="P6"/>
      <text:p text:style-name="P6"/>
      <text:p text:style-name="P7"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span text:style-name="T9"><text:tab/><text:tab/>Vilnius-2015</text:span></text:p>
      <text:p text:style-name="P2"><text:soft-page-break/></text:p>
      <text:p text:style-name="P18">Turinys</text:p>
      <text:p text:style-name="P3">Įvadas........................................................................................................................... <text:s/>1</text:p>
      <text:p text:style-name="P3">1.</text:p>
      <text:p text:style-name="P3"><text:tab/>1.1</text:p>
      <text:p text:style-name="P3"><text:tab/>1.2</text:p>
      <text:p text:style-name="P3">2.</text:p>
      <text:p text:style-name="P3">3.</text:p>
      <text:p text:style-name="P11">REZULTATAI IR IŠVADOS …........................................................................................................</text:p>
      <text:p text:style-name="P11">ŠALTINIAI …...................................................................................................................................</text:p>
      <text:p text:style-name="P11">SĄVOKŲ APIBRĖŢIMA<text:span text:style-name="T10">I …...........................................................................................................</text:span></text:p>
      <text:p text:style-name="P11">SANTRUMPOS …...........................................................................................................................</text:p>
      <text:p text:style-name="P2"/>
      <text:p text:style-name="P22"><text:span text:style-name="T21"/></text:p>
      <text:p text:style-name="P31"><text:span text:style-name="T22">Procesymumo veiksniai</text:span></text:p>
      <text:p text:style-name="P22"><text:span text:style-name="T21"/></text:p>
      <text:p text:style-name="P22"><text:span text:style-name="T21">Problema</text:span></text:p>
      <text:p text:style-name="P22"><text:span text:style-name="T21">DNR replikacijos procesyvumo veiksniu sekos per daug skirtingos kad galima butu taikyti seku islyginimo metodus</text:span></text:p>
      <text:p text:style-name="P31"><text:span text:style-name="T22"/></text:p>
      <text:p text:style-name="P29">Experiment<text:span text:style-name="T21">o darbo tikslas : strukturine baltymu analize</text:span></text:p>
      <text:p text:style-name="P29"><text:span text:style-name="T21"/></text:p>
      <text:p text:style-name="P30"><text:span text:style-name="T21">Uzduotis</text:span></text:p>
      <text:p text:style-name="P30"><text:span text:style-name="T21">ismokti naudotis baltymu analizes metodais ir taip islyginti baltymu struktura surasti skirtumus tarp grupiu</text:span></text:p>
      <text:p text:style-name="P31"><text:span text:style-name="T22"/></text:p>
      <text:p text:style-name="P30"><text:span text:style-name="T21"/></text:p>
      <text:p text:style-name="P26"><text:span text:style-name="T1">1. </text:span>Buvo atlika šių sekų homologų paieška dali serveryje: <text:span text:style-name="T22">1dml_A, 1axc_A, 1czd_A, 3bep_B</text:span></text:p>
      <text:p text:style-name="P50"><text:span text:style-name="T11">dali serveryje yra duomenu bazese strukturos senesnes 2012 metu todel atsiust reikia naujai pridetu strukturu. </text:span></text:p>
      <text:p text:style-name="P49">Kekvienos paieškos rezultatuose buvo atrenkami visi baltymai turintys Z-Score &gt; 3</text:p>
      <text:p text:style-name="P19"/>
      <text:p text:style-name="P23">2. Dėl neatnaujintų duomenų buvo daromas BLAST sekų palyginimas.</text:p>
      <text:p text:style-name="P32"><text:span text:style-name="T24">Vydomas B</text:span><text:span text:style-name="T11">last </text:span><text:span text:style-name="T12">Protein Data Bank duomenu baze, </text:span><text:span text:style-name="T11">kad susirinkt galetume nauj</text:span><text:span text:style-name="T25">ai ikeltas</text:span><text:span text:style-name="T11"> strukturas</text:span><text:span text:style-name="T12">.</text:span></text:p>
      <text:p text:style-name="P24"><text:span text:style-name="T12"/></text:p>
      <text:p text:style-name="P23">3. <text:span text:style-name="T26">Cd-hit </text:span>Filtravimas pagal 90% panašumą.</text:p>
      <text:p text:style-name="P23"/>
      <text:p text:style-name="P25">4. <text:span text:style-name="T14">Uzklojimo programa nebuvo pakankamai jautri, todel pasirenkama alternatyva</text:span></text:p>
      <text:p text:style-name="P25"><text:span text:style-name="T14"/></text:p>
      <text:p text:style-name="P25"><text:span text:style-name="T15">5. </text:span><text:span text:style-name="T13">DaliLite porinis islyginimas.</text:span></text:p>
      <text:p text:style-name="P33"><text:span text:style-name="T23">Daromas islyginimas viena su visom islyginama ir taip su kekviena struktura.</text:span></text:p>
      <text:p text:style-name="P34"><text:span text:style-name="T24">Gaunamas </text:span><text:span text:style-name="T58">s</text:span><text:span text:style-name="T16">trukturu panasumu ivertis – </text:span><text:span text:style-name="T59">Z reiksme ( Zscore)</text:span></text:p>
      <text:p text:style-name="P34"><text:span text:style-name="T61">Clans programos </text:span><text:span text:style-name="T63">ivestis</text:span><text:span text:style-name="T61"> </text:span><text:span text:style-name="T62">naudoja</text:span><text:span text:style-name="T61"> P </text:span><text:span text:style-name="T62">reiksmes</text:span><text:span text:style-name="T61">, todel </text:span><text:span text:style-name="T63">Z </text:span><text:span text:style-name="T60">reiksme</text:span><text:span text:style-name="T61">s</text:span><text:span text:style-name="T16"> paverciam</text:span><text:span text:style-name="T61">os</text:span><text:span text:style-name="T16"> i </text:span><text:span text:style-name="T60">P reiksme</text:span><text:span text:style-name="T61">s</text:span><text:span text:style-name="T60"> </text:span><text:span text:style-name="T63">(P</text:span><text:span text:style-name="T60">value)</text:span></text:p>
      <text:p text:style-name="P35"><text:span text:style-name="T64">Pagal P reiksmes sudarau clans grafa bei a</text:span><text:span text:style-name="T17">tsiskiriu </text:span><text:span text:style-name="T64">g</text:span><text:span text:style-name="T17">rupes, identifikuoju </text:span><text:span text:style-name="T64">grupiu </text:span><text:span text:style-name="T17">atstovus.</text:span></text:p>
      <text:p text:style-name="P35"><text:span text:style-name="T17">Atstovai renkami pagal </text:span><text:span text:style-name="T65">maziausia </text:span><text:span text:style-name="T17">rezoliucija ir </text:span><text:span text:style-name="T17">trukiu turejima.</text:span></text:p>
      <text:p text:style-name="P35"><text:span text:style-name="T17"/></text:p>
      <text:p text:style-name="P23"><text:soft-page-break/><text:span text:style-name="T56">6</text:span>. <text:span text:style-name="T17">Grupiu </text:span>Požymių identifikavimas <text:span text:style-name="T18">algoritmu</text:span></text:p>
      <text:p text:style-name="P43"><text:span text:style-name="T27">Programos </text:span><text:span text:style-name="T56">ivestis:</text:span></text:p>
      <text:p text:style-name="P43"><text:span text:style-name="T56">N</text:span><text:span text:style-name="T27">audojama </text:span><text:span text:style-name="T56">DaliLite palyginiu rezultato </text:span><text:span text:style-name="T27">pirmine ir antrine struktur</text:span><text:span text:style-name="T57">a.</text:span></text:p>
      <text:p text:style-name="P36"><text:span text:style-name="T28">Programos algoritmo </text:span><text:span text:style-name="T29">pagrindiniu skirtumu ieskojimo </text:span><text:span text:style-name="T28">pseudokodas butu toks:</text:span></text:p>
      <text:p text:style-name="P37"><text:span text:style-name="T30"/></text:p>
      <text:p text:style-name="P51"><text:span text:style-name="T2">read</text:span><text:span text:style-name="T29"> </text:span><text:span text:style-name="T33">pirmine_atstovo</text:span></text:p>
      <text:p text:style-name="P52"><text:span text:style-name="T2">read</text:span><text:span text:style-name="T29"> </text:span><text:span text:style-name="T34">antrine_atstovo</text:span><text:span text:style-name="T29"> </text:span></text:p>
      <text:p text:style-name="P53"><text:span text:style-name="T28"><text:tab/></text:span><text:span text:style-name="T2">while</text:span><text:span text:style-name="T29"> Toread == True</text:span></text:p>
      <text:p text:style-name="P53"><text:span text:style-name="T29"><text:tab/><text:tab/></text:span><text:span text:style-name="T2">read</text:span><text:span text:style-name="T29"> </text:span><text:span text:style-name="T34">pirmine_palyg</text:span></text:p>
      <text:p text:style-name="P53"><text:span text:style-name="T30"><text:tab/><text:tab/></text:span><text:span text:style-name="T5">read</text:span><text:span text:style-name="T33"> </text:span><text:span text:style-name="T34">antrine</text:span><text:span text:style-name="T33">_palyg</text:span></text:p>
      <text:p text:style-name="P53"><text:span text:style-name="T33"><text:tab/><text:tab/></text:span><text:span text:style-name="T6">if</text:span><text:span text:style-name="T43"> primine_palyg = paskutine then Toread = False</text:span></text:p>
      <text:p text:style-name="P54"><text:span text:style-name="T29"><text:tab/><text:tab/></text:span><text:span text:style-name="T4">for</text:span><text:span text:style-name="T29"> </text:span><text:span text:style-name="T30">i = </text:span><text:span text:style-name="T29">0; </text:span><text:span text:style-name="T31">i &lt; a</text:span><text:span text:style-name="T29">tstovo ilgis; </text:span><text:span text:style-name="T31">i </text:span><text:span text:style-name="T32">++</text:span></text:p>
      <text:p text:style-name="P54"><text:span text:style-name="T29"><text:tab/><text:tab/><text:tab/></text:span><text:span text:style-name="T3">if</text:span><text:span text:style-name="T36"> </text:span><text:span text:style-name="T37">antrine_atstovo</text:span><text:span text:style-name="T32">[i]</text:span><text:span text:style-name="T30"> != </text:span><text:span text:style-name="T35">antrine_palyg</text:span><text:span text:style-name="T32">[i]</text:span></text:p>
      <text:p text:style-name="P54"><text:span text:style-name="T30"><text:tab/><text:tab/><text:tab/><text:tab/>kiek += 1</text:span></text:p>
      <text:p text:style-name="P54"><text:span text:style-name="T30"><text:tab/><text:tab/><text:tab/>else if kiek &gt; 0</text:span></text:p>
      <text:p text:style-name="P51"><text:span text:style-name="T30"><text:tab/><text:tab/><text:tab/><text:tab/></text:span><text:span text:style-name="T35">skiriasi</text:span><text:span text:style-name="T30">+=</text:span><text:span text:style-name="T35">i, i+ kiek, primine_atstovo(i, i+kiek), pirmine_palyg(i, i+kiek)</text:span></text:p>
      <text:p text:style-name="P51"><text:span text:style-name="T32"><text:tab/><text:tab/><text:tab/><text:tab/></text:span><text:span text:style-name="T35">kiek = 0</text:span></text:p>
      <text:p text:style-name="P51"><text:span text:style-name="T35"><text:tab/><text:tab/></text:span></text:p>
      <text:p text:style-name="P38"><text:span text:style-name="T32"><text:s/></text:span></text:p>
      <text:p text:style-name="P40"><text:span text:style-name="T30">Perskaitoma atstovo, </text:span><text:span text:style-name="T41">cikle palyginio, struktura ir seka.</text:span></text:p>
      <text:p text:style-name="P40"><text:span text:style-name="T41">Pradedamas ciklas</text:span><text:span text:style-name="T38"> nuo strukturos pradzios iki pabaigos </text:span><text:span text:style-name="T41">ir </text:span><text:span text:style-name="T33">ieskoma strukturu skirtumo.</text:span></text:p>
      <text:p text:style-name="P41"><text:span text:style-name="T41">Jis ieskomas</text:span><text:span text:style-name="T33"> pagal </text:span><text:span text:style-name="T39">neatitikimu kieki. </text:span></text:p>
      <text:p text:style-name="P41"><text:span text:style-name="T42">Jei nevienodos sekos skirtumo kiekis didinamas, kitu atveju jei kiekis didesnis uz nuli</text:span></text:p>
      <text:p text:style-name="P41"><text:span text:style-name="T42">surandamas skirtumo pradzia pabaiga sekoje ir strukturoje</text:span></text:p>
      <text:p text:style-name="P39"><text:span text:style-name="T39"/></text:p>
      <text:p text:style-name="P44"><text:span text:style-name="T40">Programa Isvesti</text:span><text:span text:style-name="T47">s</text:span><text:span text:style-name="T40">:</text:span></text:p>
      <text:p text:style-name="P45"><text:span text:style-name="T47">atstovo ir palyginio strukturos pavadinimas</text:span></text:p>
      <text:p text:style-name="P45"><text:span text:style-name="T47">palyginio antrines strukturos pavadinimas, kuriam</text:span><text:span text:style-name="T48">e</text:span><text:span text:style-name="T47"> ivyko </text:span><text:span text:style-name="T48">apskaiciuoti skirtumai</text:span></text:p>
      <text:p text:style-name="P39"><text:span text:style-name="T40">strukturu </text:span><text:span text:style-name="T39">skirtum</text:span><text:span text:style-name="T40">ai: skirtumu intervalai bei atstovo, palyginio </text:span><text:span text:style-name="T52">pirminiu</text:span><text:span text:style-name="T51"> seku</text:span><text:span text:style-name="T40"> pradzia ir pabaiga</text:span></text:p>
      <text:p text:style-name="P42"><text:span text:style-name="T47">Pavyzdziui: </text:span></text:p>
      <text:p text:style-name="P42"><text:span text:style-name="T47">2ijx_A 1dml_A</text:span></text:p>
      <text:p text:style-name="P42"><text:span text:style-name="T47">H: </text:span><text:span text:style-name="T49">16-20 LPTR MNDO, 35-37 AP AD, </text:span><text:span text:style-name="T50">77- 80 MID DIM</text:span></text:p>
      <text:p text:style-name="P28"><text:span text:style-name="T19"/></text:p>
      <text:p text:style-name="P23"><text:span text:style-name="T56">7</text:span>. <text:span text:style-name="T20">algoritmo rezultate strukturu skirtumus perzvelgiu vizualiai </text:span>Pymol <text:span text:style-name="T20">atrenku svarbiausius.</text:span></text:p>
      <text:p text:style-name="P46"><text:span text:style-name="T53">Pymol progrmoje ieskau pal</text:span><text:span text:style-name="T54">i</text:span><text:span text:style-name="T53">giniu skirtumu pagal aprasyto algoritmo isvesti.</text:span></text:p>
      <text:p text:style-name="P47"><text:span text:style-name="T44">Pymol atstovo ir palyginio pirmine seka numeruojama skirtingai, </text:span><text:span text:style-name="T45">todel</text:span></text:p>
      <text:p text:style-name="P47"><text:span text:style-name="T45">vietos nustatymui naudojamos </text:span><text:span text:style-name="T55">5 programos</text:span><text:span text:style-name="T45"> pirmines sekos pradzia pabai</text:span><text:span text:style-name="T46">ga </text:span></text:p>
      <text:p text:style-name="P48"><text:span text:style-name="T44">Skirtumo vieta nustatoma pagal </text:span></text:p>
      <text:p text:style-name="P27"/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edae" officeooo:paragraph-rsid="0005eda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5-16T16:33:06.782206901</meta:creation-date>
    <dc:date>2015-06-26T15:24:19</dc:date>
    <meta:editing-duration>PT3H30M39S</meta:editing-duration>
    <meta:editing-cycles>83</meta:editing-cycles>
    <meta:generator>LibreOffice/3.6$Linux_X86_64 LibreOffice_project/360m1$Build-304</meta:generator>
    <meta:document-statistic meta:table-count="0" meta:image-count="0" meta:object-count="0" meta:page-count="3" meta:paragraph-count="77" meta:word-count="424" meta:character-count="3782" meta:non-whitespace-character-count="3367"/>
  </office:meta>
</office:document-meta>
</file>